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EE0000"/>
    </style:style>
    <style:style style:name="P2" style:parent-style-name="Normal" style:family="paragraph">
      <style:text-properties fo:color="#EE0000"/>
    </style:style>
    <style:style style:name="P3" style:parent-style-name="Normal" style:family="paragraph">
      <style:text-properties fo:color="#000000" fo:font-size="11pt" style:font-size-asian="11pt" style:font-size-complex="11pt"/>
    </style:style>
    <style:style style:name="P4" style:parent-style-name="Normal" style:family="paragraph">
      <style:text-properties fo:color="#000000" fo:font-size="11pt" style:font-size-asian="11pt" style:font-size-complex="11pt"/>
    </style:style>
    <style:style style:name="P5" style:parent-style-name="Normal" style:family="paragraph">
      <style:text-properties fo:color="#000000" fo:font-size="11pt" style:font-size-asian="11pt" style:font-size-complex="11pt"/>
    </style:style>
    <style:style style:name="P6" style:parent-style-name="Normal" style:family="paragraph">
      <style:text-properties fo:color="#000000" fo:font-size="11pt" style:font-size-asian="11pt" style:font-size-complex="11pt"/>
    </style:style>
    <style:style style:name="P7" style:parent-style-name="Normal" style:family="paragraph">
      <style:text-properties fo:color="#000000" fo:font-size="11pt" style:font-size-asian="11pt" style:font-size-complex="11pt"/>
    </style:style>
    <style:style style:name="P8" style:parent-style-name="Normal" style:family="paragraph">
      <style:text-properties fo:color="#000000" fo:font-size="11pt" style:font-size-asian="11pt" style:font-size-complex="11pt"/>
    </style:style>
    <style:style style:name="P9" style:parent-style-name="Normal" style:family="paragraph">
      <style:text-properties fo:color="#000000" fo:font-size="11pt" style:font-size-asian="11pt" style:font-size-complex="11pt"/>
    </style:style>
    <style:style style:name="P10" style:parent-style-name="Normal" style:family="paragraph">
      <style:text-properties fo:color="#000000" fo:font-size="11pt" style:font-size-asian="11pt" style:font-size-complex="11pt"/>
    </style:style>
    <style:style style:name="P11" style:parent-style-name="Normal" style:family="paragraph">
      <style:text-properties fo:color="#000000" fo:font-size="11pt" style:font-size-asian="11pt" style:font-size-complex="11pt"/>
    </style:style>
    <style:style style:name="P12" style:parent-style-name="Normal" style:family="paragraph">
      <style:text-properties fo:color="#000000" fo:font-size="11pt" style:font-size-asian="11pt" style:font-size-complex="11pt"/>
    </style:style>
    <style:style style:name="P13" style:parent-style-name="Normal" style:family="paragraph">
      <style:text-properties fo:color="#000000" fo:font-size="11pt" style:font-size-asian="11pt" style:font-size-complex="11pt"/>
    </style:style>
    <style:style style:name="P14" style:parent-style-name="Normal" style:family="paragraph">
      <style:text-properties fo:color="#000000" fo:font-size="11pt" style:font-size-asian="11pt" style:font-size-complex="11pt"/>
    </style:style>
    <style:style style:name="P15" style:parent-style-name="Normal" style:family="paragraph">
      <style:text-properties fo:color="#000000" fo:font-size="11pt" style:font-size-asian="11pt" style:font-size-complex="11pt"/>
    </style:style>
    <style:style style:name="P16" style:parent-style-name="Normal" style:family="paragraph">
      <style:text-properties fo:color="#000000" fo:font-size="11pt" style:font-size-asian="11pt" style:font-size-complex="11pt"/>
    </style:style>
    <style:style style:name="P17" style:parent-style-name="Normal" style:family="paragraph">
      <style:text-properties fo:color="#000000" fo:font-size="11pt" style:font-size-asian="11pt" style:font-size-complex="11pt"/>
    </style:style>
    <style:style style:name="P18" style:parent-style-name="Normal" style:family="paragraph">
      <style:text-properties fo:color="#000000" fo:font-size="11pt" style:font-size-asian="11pt" style:font-size-complex="11pt"/>
    </style:style>
    <style:style style:name="P19" style:parent-style-name="Normal" style:family="paragraph">
      <style:text-properties fo:color="#000000" fo:font-size="11pt" style:font-size-asian="11pt" style:font-size-complex="11pt"/>
    </style:style>
    <style:style style:name="P20" style:parent-style-name="Normal" style:family="paragraph">
      <style:text-properties fo:color="#000000" fo:font-size="11pt" style:font-size-asian="11pt" style:font-size-complex="11pt"/>
    </style:style>
    <style:style style:name="P21" style:parent-style-name="Normal" style:family="paragraph">
      <style:text-properties fo:color="#000000" fo:font-size="11pt" style:font-size-asian="11pt" style:font-size-complex="11pt"/>
    </style:style>
    <style:style style:name="P22" style:parent-style-name="Normal" style:family="paragraph">
      <style:text-properties fo:color="#000000" fo:font-size="11pt" style:font-size-asian="11pt" style:font-size-complex="11pt"/>
    </style:style>
    <style:style style:name="P23" style:parent-style-name="Normal" style:family="paragraph">
      <style:text-properties fo:color="#000000" fo:font-size="11pt" style:font-size-asian="11pt" style:font-size-complex="11pt"/>
    </style:style>
    <style:style style:name="P24" style:parent-style-name="Normal" style:family="paragraph">
      <style:text-properties fo:color="#000000" fo:font-size="11pt" style:font-size-asian="11pt" style:font-size-complex="11pt"/>
    </style:style>
    <style:style style:name="P25" style:parent-style-name="Normal" style:family="paragraph">
      <style:text-properties fo:color="#000000" fo:font-size="11pt" style:font-size-asian="11pt" style:font-size-complex="11pt"/>
    </style:style>
    <style:style style:name="T26" style:parent-style-name="Fuentedepárrafopredeter." style:family="text">
      <style:text-properties fo:color="#000000" fo:font-size="11pt" style:font-size-asian="11pt" style:font-size-complex="11pt"/>
    </style:style>
  </office:automatic-styles>
  <office:body>
    <office:text text:use-soft-page-breaks="true">
      <text:p text:style-name="P1">Tarea Desarrollo de software OBLIGATORIA</text:p>
      <text:p text:style-name="P2"/>
      <text:p text:style-name="P3">La virtualización es una tecnología que permite ejecutar varios sistemas operativos o entornos aislados sobre un mismo hardware físico. Se utiliza hoy en día para optimizar recursos, reducir costos, probar software de forma segura y mejorar la flexibilidad en empresas y centros educativos.</text:p>
      <text:p text:style-name="P4"/>
      <text:p text:style-name="P5">Existen tres tipos principales:</text:p>
      <text:p text:style-name="P6"/>
      <text:p text:style-name="P7">Virtualización de hardware completa: crea máquinas virtuales completas que simulan un equipo físico (ej. VirtualBox, VMware Workstation, Hyper-V).</text:p>
      <text:p text:style-name="P8"/>
      <text:p text:style-name="P9">Virtualización a nivel de servidor (hipervisores tipo 1): el hipervisor se instala directamente sobre el hardware, ofreciendo mayor rendimiento (ej. VMware ESXi, Proxmox, XenServer).</text:p>
      <text:p text:style-name="P10"/>
      <text:p text:style-name="P11">Contenedores o virtualización ligera: ejecutan aplicaciones aisladas que comparten el mismo kernel del sistema operativo, siendo más rápidos y eficientes (ej. Docker, LXC, Kubernetes).</text:p>
      <text:p text:style-name="P12"/>
      <text:p text:style-name="P13">Entre las herramientas más destacadas:</text:p>
      <text:p text:style-name="P14"/>
      <text:p text:style-name="P15">VirtualBox es gratuita, fácil de usar y ideal para entornos educativos o pruebas, aunque su rendimiento es limitado frente a hipervisores de servidor.</text:p>
      <text:p text:style-name="P16"/>
      <text:p text:style-name="P17">VMware ESXi ofrece alto rendimiento y estabilidad para entornos empresariales, aunque requiere hardware dedicado y conocimientos avanzados.</text:p>
      <text:p text:style-name="P18"/>
      <text:p text:style-name="P19">Docker destaca por su ligereza y velocidad, ideal para desarrollo y despliegue de aplicaciones, aunque no emula sistemas completos.</text:p>
      <text:p text:style-name="P20"/>
      <text:p text:style-name="P21">Proxmox VE combina máquinas virtuales y contenedores, siendo potente y flexible para uso profesional o laboratorios técnicos.</text:p>
      <text:p text:style-name="P22"/>
      <text:soft-page-break/>
      <text:p text:style-name="P23">Conclusión personal:</text:p>
      <text:p text:style-name="P24">En un entorno educativo, elegiría VirtualBox por su simplicidad y gratuidad.</text:p>
      <text:p text:style-name="P25">En un entorno empresarial, optaría por VMware ESXi o Proxmox VE, por su rendimiento y estabilidad.</text:p>
      <text:p text:style-name="Normal"><text:span text:style-name="T26">En un entorno de ciberseguridad o servidores, preferiría Proxmox VE, ya que permite crear entornos mixtos y aislados ideales para pruebas y simulacion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E MIGUEL FERNÁNDEZ HIDALGO</meta:initial-creator>
    <dc:creator>JOSE MIGUEL FERNÁNDEZ HIDALGO</dc:creator>
    <meta:creation-date>2025-10-27T13:49:00Z</meta:creation-date>
    <dc:date>2025-10-27T13:53:00Z</dc:date>
    <meta:template xlink:href="Normal" xlink:type="simple"/>
    <meta:editing-cycles>1</meta:editing-cycles>
    <meta:editing-duration>PT240S</meta:editing-duration>
    <meta:document-statistic meta:page-count="2" meta:paragraph-count="3" meta:word-count="281" meta:character-count="1826" meta:row-count="12" meta:non-whitespace-character-count="1548"/>
  </office:meta>
</office:document-meta>
</file>